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00" draw:textarea-horizontal-align="justify" draw:textarea-vertical-align="middle" draw:auto-grow-height="false" fo:min-height="1.55cm" fo:min-width="3.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4.6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15cm" fo:min-width="4.6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45cm" fo:min-width="10.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3cm" svg:height="1.8cm" svg:x="11.82cm" svg:y="1.6cm">
          <text:p text:style-name="P1">Main pag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1cm" svg:height="1.4cm" svg:x="1.5cm" svg:y="6.7cm">
          <text:p text:style-name="P1">Display schedule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97cm" svg:y1="3.4cm" svg:x2="4.05cm" svg:y2="6.7cm" draw:start-shape="id1" draw:start-glue-point="2" draw:end-shape="id2" draw:end-glue-point="0" svg:d="M13970 3400v1650h-9920v1650" svg:viewBox="0 0 9921 3301">
          <text:p/>
        </draw:connector>
        <draw:custom-shape draw:style-name="gr2" draw:text-style-name="P1" xml:id="id3" draw:id="id3" draw:layer="layout" svg:width="5.1cm" svg:height="1.4cm" svg:x="8.033cm" svg:y="6.7cm">
          <text:p text:style-name="P1">Trades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1cm" svg:height="1.4cm" svg:x="14.567cm" svg:y="6.7cm">
          <text:p text:style-name="P1">On Call Coverage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5.1cm" svg:height="1.4cm" svg:x="21.1cm" svg:y="6.7cm">
          <text:p text:style-name="P1">Admi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97cm" svg:y1="3.4cm" svg:x2="10.583cm" svg:y2="6.7cm" draw:start-shape="id1" draw:end-shape="id3" draw:end-glue-point="0" svg:d="M13970 3400v1650h-3387v1650" svg:viewBox="0 0 3388 3301">
          <text:p/>
        </draw:connector>
        <draw:connector draw:style-name="gr3" draw:text-style-name="P1" draw:layer="layout" svg:x1="13.97cm" svg:y1="3.4cm" svg:x2="17.117cm" svg:y2="6.7cm" draw:start-shape="id1" draw:end-shape="id4" draw:end-glue-point="0" svg:d="M13970 3400v1650h3147v1650" svg:viewBox="0 0 3148 3301">
          <text:p/>
        </draw:connector>
        <draw:connector draw:style-name="gr3" draw:text-style-name="P1" draw:layer="layout" svg:x1="13.97cm" svg:y1="3.4cm" svg:x2="23.65cm" svg:y2="6.7cm" draw:start-shape="id1" draw:end-shape="id5" draw:end-glue-point="0" svg:d="M13970 3400v1650h9680v1650" svg:viewBox="0 0 9681 3301">
          <text:p/>
        </draw:connector>
        <draw:custom-shape draw:style-name="gr5" draw:text-style-name="P4" draw:layer="layout" svg:width="11.4cm" svg:height="2.7cm" svg:x="2.2cm" svg:y="14.1cm">
          <text:p text:style-name="P1">Green: public page</text:p>
          <text:p text:style-name="P1">Blue: login requried</text:p>
          <text:p text:style-name="P1">Red: admin require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arek Loubani</meta:initial-creator>
    <meta:creation-date>2020-02-25T01:51:05.648084903</meta:creation-date>
    <dc:date>2020-02-25T02:04:45.785926047</dc:date>
    <dc:creator>Tarek Loubani</dc:creator>
    <meta:editing-duration>PT3M29S</meta:editing-duration>
    <meta:editing-cycles>2</meta:editing-cycles>
    <meta:generator>LibreOffice/6.3.4.2$Linux_X86_64 LibreOffice_project/30$Build-2</meta:generator>
    <meta:document-statistic meta:object-count="10"/>
  </office:meta>
</office:document-meta>
</file>